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5057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Create the following tables</text:span></text:p>
      <text:p text:style-name="Standard">sql</text:p>
      <text:p text:style-name="Standard">CREATE TABLE Employee (</text:p>
      <text:p text:style-name="Standard"><text:s text:c="4"/>Fname VARCHAR2(50),</text:p>
      <text:p text:style-name="Standard"><text:s text:c="4"/>Mname VARCHAR2(50),</text:p>
      <text:p text:style-name="Standard"><text:s text:c="4"/>Lname VARCHAR2(50) NOT NULL,</text:p>
      <text:p text:style-name="Standard"><text:s text:c="4"/>Ssn NUMBER PRIMARY KEY NOT NULL,</text:p>
      <text:p text:style-name="Standard"><text:s text:c="4"/>Bdate DATE,</text:p>
      <text:p text:style-name="Standard"><text:s text:c="4"/>Address VARCHAR2(100),</text:p>
      <text:p text:style-name="Standard"><text:s text:c="4"/>Gender CHAR(1),</text:p>
      <text:p text:style-name="Standard"><text:s text:c="4"/>Salary NUMBER,</text:p>
      <text:p text:style-name="Standard"><text:s text:c="4"/>Super_Ssn NUMBER,</text:p>
      <text:p text:style-name="Standard"><text:s text:c="4"/>Dept_num NUMBER NOT NULL</text:p>
      <text:p text:style-name="Standard">);</text:p>
      <text:p text:style-name="Standard"/>
      <text:p text:style-name="Standard">CREATE TABLE Dep<text:span text:style-name="T2">t</text:span> (</text:p>
      <text:p text:style-name="Standard"><text:s text:c="4"/>Dept_num NUMBER PRIMARY KEY,</text:p>
      <text:p text:style-name="Standard"><text:s text:c="4"/>Dept_name VARCHAR2(50) UNIQUE,</text:p>
      <text:p text:style-name="Standard"><text:s text:c="4"/>Mgr_Ssn NUMBER,</text:p>
      <text:p text:style-name="Standard"><text:s text:c="4"/>Mgr_startdate DATE</text:p>
      <text:p text:style-name="Standard">);</text:p>
      <text:p text:style-name="Standard"/>
      <text:p text:style-name="Standard">CREATE TABLE Department_locations (</text:p>
      <text:p text:style-name="Standard"><text:s text:c="4"/>Dept_num NUMBER,</text:p>
      <text:p text:style-name="Standard"><text:s text:c="4"/>Location VARCHAR2(50),</text:p>
      <text:p text:style-name="Standard"><text:s text:c="4"/>PRIMARY KEY (Dept_num, Location),</text:p>
      <text:p text:style-name="Standard"><text:s text:c="4"/>FOREIGN KEY (Dept_num) REFERENCES Dep<text:span text:style-name="T2">t</text:span>(Dept_num)</text:p>
      <text:p text:style-name="Standard"><text:soft-page-break/>);</text:p>
      <text:p text:style-name="Standard"/>
      <text:p text:style-name="Standard">CREATE TABLE Project (</text:p>
      <text:p text:style-name="Standard"><text:s text:c="4"/>Proj_num NUMBER PRIMARY KEY,</text:p>
      <text:p text:style-name="Standard"><text:s text:c="4"/>Proj_name VARCHAR2(50),</text:p>
      <text:p text:style-name="Standard"><text:s text:c="4"/>Proj_location VARCHAR2(50),</text:p>
      <text:p text:style-name="Standard"><text:s text:c="4"/>Dept_num NUMBER,</text:p>
      <text:p text:style-name="Standard"><text:s text:c="4"/>FOREIGN KEY (Dept_num) REFERENCES Dep<text:span text:style-name="T2">t</text:span>(Dept_num)</text:p>
      <text:p text:style-name="Standard">);</text:p>
      <text:p text:style-name="Standard"/>
      <text:p text:style-name="Standard">CREATE TABLE Employee_Project (</text:p>
      <text:p text:style-name="Standard"><text:s text:c="4"/>Ssn NUMBER,</text:p>
      <text:p text:style-name="Standard"><text:s text:c="4"/>Proj_num NUMBER,</text:p>
      <text:p text:style-name="Standard"><text:s text:c="4"/>Hours NUMBER,</text:p>
      <text:p text:style-name="Standard"><text:s text:c="4"/>PRIMARY KEY (Ssn, Proj_num),</text:p>
      <text:p text:style-name="Standard"><text:s text:c="4"/>FOREIGN KEY (Ssn) REFERENCES Employee(Ssn),</text:p>
      <text:p text:style-name="Standard"><text:s text:c="4"/>FOREIGN KEY (Proj_num) REFERENCES Project(Proj_num)</text:p>
      <text:p text:style-name="Standard">);</text:p>
      <text:p text:style-name="Standard"/>
      <text:p text:style-name="Standard">CREATE TABLE Dependent (</text:p>
      <text:p text:style-name="Standard"><text:s text:c="4"/>Ssn NUMBER,</text:p>
      <text:p text:style-name="Standard"><text:s text:c="4"/>Dept_name VARCHAR2(50),</text:p>
      <text:p text:style-name="Standard"><text:s text:c="4"/>Gender CHAR(1),</text:p>
      <text:p text:style-name="Standard"><text:s text:c="4"/>Bdate DATE,</text:p>
      <text:p text:style-name="Standard"><text:s text:c="4"/>Relationship VARCHAR2(50),</text:p>
      <text:p text:style-name="Standard"><text:s text:c="4"/>FOREIGN KEY (Ssn) REFERENCES Employee(Ssn)</text:p>
      <text:p text:style-name="Standard">);</text:p>
      <text:p text:style-name="Standard"><text:soft-page-break/><draw:rect text:anchor-type="as-char" style:rel-width="100%" draw:z-index="0" draw:style-name="gr1" draw:text-style-name="P1" svg:width="16.511cm" svg:height="0.054cm"><text:p/></draw:rect></text:p>
      <text:p text:style-name="Standard"><text:span text:style-name="T1">2. Add two columns (Blood Group and Hobbies) to Employee table</text:span></text:p>
      <text:p text:style-name="Standard">sql</text:p>
      <text:p text:style-name="Standard">CopyEdit</text:p>
      <text:p text:style-name="Standard">ALTER TABLE Employee ADD (Blood_Group VARCHAR2(10), Hobbies VARCHAR2(100));</text:p>
      <text:p text:style-name="Standard"><draw:rect text:anchor-type="as-char" style:rel-width="100%" draw:z-index="1" draw:style-name="gr1" draw:text-style-name="P1" svg:width="16.511cm" svg:height="0.054cm"><text:p/></draw:rect></text:p>
      <text:p text:style-name="Standard"><text:span text:style-name="T1">3. Increase the size of column Blood Group to 15</text:span></text:p>
      <text:p text:style-name="Standard">sql</text:p>
      <text:p text:style-name="Standard">CopyEdit</text:p>
      <text:p text:style-name="Standard">ALTER TABLE Employee MODIFY (Blood_Group VARCHAR2(15));</text:p>
      <text:p text:style-name="Standard"><draw:rect text:anchor-type="as-char" style:rel-width="100%" draw:z-index="2" draw:style-name="gr1" draw:text-style-name="P1" svg:width="16.511cm" svg:height="0.054cm"><text:p/></draw:rect></text:p>
      <text:p text:style-name="Standard"><text:span text:style-name="T1">4. Drop column Hobbies from Employee table</text:span></text:p>
      <text:p text:style-name="Standard">sql</text:p>
      <text:p text:style-name="Standard">CopyEdit</text:p>
      <text:p text:style-name="Standard">ALTER TABLE Employee DROP COLUMN Hobbies;</text:p>
      <text:p text:style-name="Standard"><draw:rect text:anchor-type="as-char" style:rel-width="100%" draw:z-index="3" draw:style-name="gr1" draw:text-style-name="P1" svg:width="16.511cm" svg:height="0.054cm"><text:p/></draw:rect></text:p>
      <text:p text:style-name="Standard"><text:span text:style-name="T1">5. Rename Employee Table to Employee_details</text:span></text:p>
      <text:p text:style-name="Standard">sql</text:p>
      <text:p text:style-name="Standard">CopyEdit</text:p>
      <text:p text:style-name="Standard">ALTER TABLE Employee RENAME TO Employee_details;</text:p>
      <text:p text:style-name="Standard"><draw:rect text:anchor-type="as-char" style:rel-width="100%" draw:z-index="4" draw:style-name="gr1" draw:text-style-name="P1" svg:width="16.511cm" svg:height="0.054cm"><text:p/></draw:rect></text:p>
      <text:p text:style-name="Standard"><text:span text:style-name="T1">6. Insert at least five records in each table</text:span></text:p>
      <text:p text:style-name="Standard">sql</text:p>
      <text:p text:style-name="Standard">CopyEdit</text:p>
      <text:p text:style-name="Standard">INSERT INTO Employee_details VALUES ('John', 'A', 'Doe', 101, TO_DATE('1985-06-15', 'YYYY-MM-DD'), 'New York', 'M', 6000, NULL, 1);</text:p>
      <text:p text:style-name="Standard"><text:soft-page-break/>INSERT INTO Employee_details VALUES ('Jane', 'B', 'Smith', 102, TO_DATE('1975-08-21', 'YYYY-MM-DD'), 'Los Angeles', 'F', 7500, NULL, 2);</text:p>
      <text:p text:style-name="Standard">INSERT INTO Employee_details VALUES ('Robert', 'C', 'Brown', 103, TO_DATE('1992-12-10', 'YYYY-MM-DD'), 'Chicago', 'M', 4500, NULL, 3);</text:p>
      <text:p text:style-name="Standard">INSERT INTO Employee_details VALUES ('Alice', 'D', 'Davis', 104, TO_DATE('1980-04-05', 'YYYY-MM-DD'), 'Houston', 'F', 9000, NULL, 1);</text:p>
      <text:p text:style-name="Standard">INSERT INTO Employee_details VALUES ('Charlie', 'E', 'Wilson', 105, TO_DATE('1995-03-30', 'YYYY-MM-DD'), 'San Francisco', 'M', 3500, NULL, 2);</text:p>
      <text:p text:style-name="Standard"><draw:rect text:anchor-type="as-char" style:rel-width="100%" draw:z-index="5" draw:style-name="gr1" draw:text-style-name="P1" svg:width="16.511cm" svg:height="0.054cm"><text:p/></draw:rect></text:p>
      <text:p text:style-name="Standard"><text:span text:style-name="T1">7. Give 1000 rupees bonus to each employee</text:span></text:p>
      <text:p text:style-name="Standard">sql</text:p>
      <text:p text:style-name="Standard">CopyEdit</text:p>
      <text:p text:style-name="Standard">UPDATE Employee_details SET Salary = Salary + 1000;</text:p>
      <text:p text:style-name="Standard"><draw:rect text:anchor-type="as-char" style:rel-width="100%" draw:z-index="6" draw:style-name="gr1" draw:text-style-name="P1" svg:width="16.511cm" svg:height="0.054cm"><text:p/></draw:rect></text:p>
      <text:p text:style-name="Standard"><text:span text:style-name="T1">8. Increase salary of employees having salary &lt;5000 by 500 rupees</text:span></text:p>
      <text:p text:style-name="Standard">sql</text:p>
      <text:p text:style-name="Standard">CopyEdit</text:p>
      <text:p text:style-name="Standard">UPDATE Employee_details SET Salary = Salary + 500 WHERE Salary &lt; 5000;</text:p>
      <text:p text:style-name="Standard"><draw:rect text:anchor-type="as-char" style:rel-width="100%" draw:z-index="7" draw:style-name="gr1" draw:text-style-name="P1" svg:width="16.511cm" svg:height="0.054cm"><text:p/></draw:rect></text:p>
      <text:p text:style-name="Standard"><text:span text:style-name="T1">9. Give 100 rupees bonus to employees with salary &lt;10000 and birth date before 1990</text:span></text:p>
      <text:p text:style-name="Standard">sql</text:p>
      <text:p text:style-name="Standard">CopyEdit</text:p>
      <text:p text:style-name="Standard">UPDATE Employee_details SET Salary = Salary + 100 WHERE Salary &lt; 10000 AND Bdate &lt; TO_DATE('1990-01-01', 'YYYY-MM-DD');</text:p>
      <text:p text:style-name="Standard"><draw:rect text:anchor-type="as-char" style:rel-width="100%" draw:z-index="8" draw:style-name="gr1" draw:text-style-name="P1" svg:width="16.511cm" svg:height="0.054cm"><text:p/></draw:rect></text:p>
      <text:p text:style-name="Standard"><text:span text:style-name="T1">10. Give 100 rupees bonus to employees with salary &lt;10000 or birth date before 1990</text:span></text:p>
      <text:p text:style-name="Standard">sql</text:p>
      <text:p text:style-name="Standard"><text:soft-page-break/>CopyEdit</text:p>
      <text:p text:style-name="Standard">UPDATE Employee_details SET Salary = Salary + 100 WHERE Salary &lt; 10000 OR Bdate &lt; TO_DATE('1990-01-01', 'YYYY-MM-DD');</text:p>
      <text:p text:style-name="Standard"><draw:rect text:anchor-type="as-char" style:rel-width="100%" draw:z-index="9" draw:style-name="gr1" draw:text-style-name="P1" svg:width="16.511cm" svg:height="0.054cm"><text:p/></draw:rect></text:p>
      <text:p text:style-name="Standard"><text:span text:style-name="T1">11. Give 100 rupees bonus to employees with salary between 1000 to 5000 and birth date before 1990</text:span></text:p>
      <text:p text:style-name="Standard">sql</text:p>
      <text:p text:style-name="Standard">CopyEdit</text:p>
      <text:p text:style-name="Standard">UPDATE Employee_details SET Salary = Salary + 100 WHERE Salary BETWEEN 1000 AND 5000 AND Bdate &lt; TO_DATE('1990-01-01', 'YYYY-MM-DD');</text:p>
      <text:p text:style-name="Standard"><draw:rect text:anchor-type="as-char" style:rel-width="100%" draw:z-index="10" draw:style-name="gr1" draw:text-style-name="P1" svg:width="16.511cm" svg:height="0.054cm"><text:p/></draw:rect></text:p>
      <text:p text:style-name="Standard"><text:span text:style-name="T1">12. Give 100 rupees bonus to employees having salary 1000, 3000, or 5000</text:span></text:p>
      <text:p text:style-name="Standard">sql</text:p>
      <text:p text:style-name="Standard">CopyEdit</text:p>
      <text:p text:style-name="Standard">UPDATE Employee_details SET Salary = Salary + 100 WHERE Salary IN (1000, 3000, 5000);</text:p>
      <text:p text:style-name="Standard"><draw:rect text:anchor-type="as-char" style:rel-width="100%" draw:z-index="11" draw:style-name="gr1" draw:text-style-name="P1" svg:width="16.511cm" svg:height="0.054cm"><text:p/></draw:rect></text:p>
      <text:p text:style-name="Standard"><text:span text:style-name="T1">13. Update phone number with '0000' where NULL</text:span></text:p>
      <text:p text:style-name="Standard">sql</text:p>
      <text:p text:style-name="Standard">CopyEdit</text:p>
      <text:p text:style-name="Standard">UPDATE Employee_details SET Phone = '0000' WHERE Phone IS NULL;</text:p>
      <text:p text:style-name="Standard"><draw:rect text:anchor-type="as-char" style:rel-width="100%" draw:z-index="12" draw:style-name="gr1" draw:text-style-name="P1" svg:width="16.511cm" svg:height="0.054cm"><text:p/></draw:rect></text:p>
      <text:p text:style-name="Standard"><text:span text:style-name="T1">14. Give 100 rupees bonus to employees having salary not between 1000 to 5000 and birth date before 1990</text:span></text:p>
      <text:p text:style-name="Standard">sql</text:p>
      <text:p text:style-name="Standard">CopyEdit</text:p>
      <text:p text:style-name="Standard"><text:soft-page-break/>UPDATE Employee_details SET Salary = Salary + 100 WHERE Salary NOT BETWEEN 1000 AND 5000 AND Bdate &lt; TO_DATE('1990-01-01', 'YYYY-MM-DD');</text:p>
      <text:p text:style-name="Standard"><draw:rect text:anchor-type="as-char" style:rel-width="100%" draw:z-index="13" draw:style-name="gr1" draw:text-style-name="P1" svg:width="16.511cm" svg:height="0.054cm"><text:p/></draw:rect></text:p>
      <text:p text:style-name="Standard"><text:span text:style-name="T1">15. Give 100 rupees bonus to employees having salary 1000, 3000, or 5000</text:span></text:p>
      <text:p text:style-name="Standard">sql</text:p>
      <text:p text:style-name="Standard">CopyEdit</text:p>
      <text:p text:style-name="Standard">UPDATE Employee_details SET Salary = Salary + 100 WHERE Salary IN (1000, 3000, 5000);</text:p>
      <text:p text:style-name="Standard"><draw:rect text:anchor-type="as-char" style:rel-width="100%" draw:z-index="14" draw:style-name="gr1" draw:text-style-name="P1" svg:width="16.511cm" svg:height="0.054cm"><text:p/></draw:rect></text:p>
      <text:p text:style-name="Standard"><text:span text:style-name="T1">16. Delete employees with birth date before 1970</text:span></text:p>
      <text:p text:style-name="Standard">sql</text:p>
      <text:p text:style-name="Standard">CopyEdit</text:p>
      <text:p text:style-name="Standard">DELETE FROM Employee_details WHERE Bdate &lt; TO_DATE('1970-01-01', 'YYYY-MM-DD');</text:p>
      <text:p text:style-name="Standard"><draw:rect text:anchor-type="as-char" style:rel-width="100%" draw:z-index="15" draw:style-name="gr1" draw:text-style-name="P1" svg:width="16.511cm" svg:height="0.054cm"><text:p/></draw:rect></text:p>
      <text:p text:style-name="Standard"><text:span text:style-name="T1">17. List name and age of all employees</text:span></text:p>
      <text:p text:style-name="Standard">sql</text:p>
      <text:p text:style-name="Standard">CopyEdit</text:p>
      <text:p text:style-name="Standard">SELECT Fname, Lname, EXTRACT(YEAR FROM SYSDATE) - EXTRACT(YEAR FROM Bdate) AS Age FROM Employee_details;</text:p>
      <text:p text:style-name="Standard"><draw:rect text:anchor-type="as-char" style:rel-width="100%" draw:z-index="16" draw:style-name="gr1" draw:text-style-name="P1" svg:width="16.511cm" svg:height="0.054cm"><text:p/></draw:rect></text:p>
      <text:p text:style-name="Standard"><text:span text:style-name="T1">18. Display salaries of employees</text:span></text:p>
      <text:p text:style-name="Standard">sql</text:p>
      <text:p text:style-name="Standard">CopyEdit</text:p>
      <text:p text:style-name="Standard">SELECT Salary FROM Employee_details;</text:p>
      <text:p text:style-name="Standard"><draw:rect text:anchor-type="as-char" style:rel-width="100%" draw:z-index="17" draw:style-name="gr1" draw:text-style-name="P1" svg:width="16.511cm" svg:height="0.054cm"><text:p/></draw:rect></text:p>
      <text:p text:style-name="Standard"><text:span text:style-name="T1">19. List Bdate and Salary of Employee ‘Smith’</text:span></text:p>
      <text:p text:style-name="Standard"><text:soft-page-break/>sql</text:p>
      <text:p text:style-name="Standard">CopyEdit</text:p>
      <text:p text:style-name="Standard">SELECT Bdate, Salary FROM Employee_details WHERE Lname = 'Smith';</text:p>
      <text:p text:style-name="Standard"><draw:rect text:anchor-type="as-char" style:rel-width="100%" draw:z-index="18" draw:style-name="gr1" draw:text-style-name="P1" svg:width="16.511cm" svg:height="0.054cm"><text:p/></draw:rect></text:p>
      <text:p text:style-name="Standard"><text:span text:style-name="T1">20. Find the location of Project ‘SUPER’</text:span></text:p>
      <text:p text:style-name="Standard">sql</text:p>
      <text:p text:style-name="Standard">CopyEdit</text:p>
      <text:p text:style-name="Standard">SELECT Proj_location FROM Project WHERE Proj_name = 'SUPER';</text:p>
      <text:p text:style-name="Standard"><draw:rect text:anchor-type="as-char" style:rel-width="100%" draw:z-index="19" draw:style-name="gr1" draw:text-style-name="P1" svg:width="16.511cm" svg:height="0.054cm"><text:p/></draw:rect></text:p>
      <text:p text:style-name="Standard"><text:span text:style-name="T1">21. Find dependent details of Employee with Ssn 482928</text:span></text:p>
      <text:p text:style-name="Standard">sql</text:p>
      <text:p text:style-name="Standard">CopyEdit</text:p>
      <text:p text:style-name="Standard">SELECT * FROM Dependent WHERE Ssn = 482928;</text:p>
      <text:p text:style-name="Standard"><draw:rect text:anchor-type="as-char" style:rel-width="100%" draw:z-index="20" draw:style-name="gr1" draw:text-style-name="P1" svg:width="16.511cm" svg:height="0.054cm"><text:p/></draw:rect></text:p>
      <text:p text:style-name="Standard"><text:span text:style-name="T1">22. List employees with salary &gt;2000 and birth date before 1/1/1990</text:span></text:p>
      <text:p text:style-name="Standard">sql</text:p>
      <text:p text:style-name="Standard">CopyEdit</text:p>
      <text:p text:style-name="Standard">SELECT * FROM Employee_details WHERE Salary &gt; 2000 AND Bdate &lt; TO_DATE('1990-01-01', 'YYYY-MM-DD');</text:p>
      <text:p text:style-name="Standard"><draw:rect text:anchor-type="as-char" style:rel-width="100%" draw:z-index="21" draw:style-name="gr1" draw:text-style-name="P1" svg:width="16.511cm" svg:height="0.054cm"><text:p/></draw:rect></text:p>
      <text:p text:style-name="Standard"><text:span text:style-name="T1">23. List employees belonging to dept_num 1</text:span></text:p>
      <text:p text:style-name="Standard">sql</text:p>
      <text:p text:style-name="Standard">CopyEdit</text:p>
      <text:p text:style-name="Standard">SELECT * FROM Employee_details WHERE Dept_num = 1;</text:p>
      <text:p text:style-name="Standard"><draw:rect text:anchor-type="as-char" style:rel-width="100%" draw:z-index="22" draw:style-name="gr1" draw:text-style-name="P1" svg:width="16.511cm" svg:height="0.054cm"><text:p/></draw:rect></text:p>
      <text:p text:style-name="Standard"><text:span text:style-name="T1">24. List project details of dept_num 5</text:span></text:p>
      <text:p text:style-name="Standard">sql</text:p>
      <text:p text:style-name="Standard"><text:soft-page-break/>CopyEdit</text:p>
      <text:p text:style-name="Standard">SELECT * FROM Project WHERE Dept_num = 5;</text:p>
      <text:p text:style-name="Standard"><draw:rect text:anchor-type="as-char" style:rel-width="100%" draw:z-index="23" draw:style-name="gr1" draw:text-style-name="P1" svg:width="16.511cm" svg:height="0.054cm"><text:p/></draw:rect></text:p>
      <text:p text:style-name="Standard"><text:span text:style-name="T1">25. List employee details with department name</text:span></text:p>
      <text:p text:style-name="Standard">sql</text:p>
      <text:p text:style-name="Standard">CopyEdit</text:p>
      <text:p text:style-name="Standard">SELECT E.*, D.Dept_name FROM Employee_details E JOIN Department D ON E.Dept_num = D.Dept_num;</text:p>
      <text:p text:style-name="Standard"><draw:rect text:anchor-type="as-char" style:rel-width="100%" draw:z-index="24" draw:style-name="gr1" draw:text-style-name="P1" svg:width="16.511cm" svg:height="0.054cm"><text:p/></draw:rect></text:p>
      <text:p text:style-name="Standard"><text:span text:style-name="T1">26. List employee details with project names</text:span></text:p>
      <text:p text:style-name="Standard">sql</text:p>
      <text:p text:style-name="Standard">CopyEdit</text:p>
      <text:p text:style-name="Standard">SELECT E.*, P.Proj_name FROM Employee_details E JOIN Employee_Project EP ON E.Ssn = EP.Ssn JOIN Project P ON EP.Proj_num = P.Proj_num;</text:p>
      <text:p text:style-name="Standard"><draw:rect text:anchor-type="as-char" style:rel-width="100%" draw:z-index="25" draw:style-name="gr1" draw:text-style-name="P1" svg:width="16.511cm" svg:height="0.054cm"><text:p/></draw:rect></text:p>
      <text:p text:style-name="Standard"><text:span text:style-name="T1">27-32. Various List Queries</text:span></text:p>
      <text:p text:style-name="Standard">sql</text:p>
      <text:p text:style-name="Standard">CopyEdit</text:p>
      <text:p text:style-name="Standard">SELECT * FROM Employee_details ORDER BY Salary DESC;</text:p>
      <text:p text:style-name="Standard">SELECT * FROM Dependent ORDER BY Dept_name DESC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ish Khalkho</meta:initial-creator>
    <meta:editing-cycles>3</meta:editing-cycles>
    <meta:creation-date>2025-03-26T07:58:00</meta:creation-date>
    <dc:date>2025-03-28T15:23:52.593406169</dc:date>
    <meta:editing-duration>PT35M16S</meta:editing-duration>
    <meta:generator>LibreOffice/7.3.7.2$Linux_X86_64 LibreOffice_project/30$Build-2</meta:generator>
    <meta:document-statistic meta:table-count="0" meta:image-count="0" meta:object-count="0" meta:page-count="8" meta:paragraph-count="184" meta:word-count="805" meta:character-count="5556" meta:non-whitespace-character-count="4769"/>
    <meta:user-defined meta:name="AppVersion">16.0000</meta:user-defined>
    <meta:template xlink:type="simple" xlink:actuate="onRequest" xlink:title="Normal" xlink:href=""/>
  </office:meta>
</office:document-meta>
</file>